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0.566cm"/>
    </style:style>
    <style:style style:name="co4" style:family="table-column">
      <style:table-column-properties fo:break-before="auto" style:column-width="0.857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1.33cm"/>
    </style:style>
    <style:style style:name="co7" style:family="table-column">
      <style:table-column-properties fo:break-before="auto" style:column-width="1.595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ce1"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age</text:p>
          </table:table-cell>
          <table:table-cell office:value-type="string">
            <text:p>conditionSequence</text:p>
          </table:table-cell>
          <table:table-cell office:value-type="string">
            <text:p>trial</text:p>
          </table:table-cell>
          <table:table-cell office:value-type="string">
            <text:p>grey11</text:p>
          </table:table-cell>
          <table:table-cell office:value-type="string">
            <text:p>grey21</text:p>
          </table:table-cell>
          <table:table-cell office:value-type="string">
            <text:p>direction</text:p>
          </table:table-cell>
          <table:table-cell office:value-type="string">
            <text:p>v_end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9">
            <text:p>9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5.2.2014</text:p>
          </table:table-cell>
          <table:table-cell office:value-type="string">
            <text:p>Fajen, Berenike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.5">
            <text:p>1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undarova, Julia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.125">
            <text:p>-1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.25">
            <text:p>-1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.125">
            <text:p>-1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4">
            <text:p>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.25">
            <text:p>-1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6">
            <text:p>6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.125">
            <text:p>1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.375">
            <text:p>1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.125">
            <text:p>1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1.125">
            <text:p>1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8.2.2014</text:p>
          </table:table-cell>
          <table:table-cell office:value-type="string">
            <text:p>Gerard, Lea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1.125">
            <text:p>-1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3">
            <text:p>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1.125">
            <text:p>1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1.125">
            <text:p>-1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1">
            <text:p>1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1.125">
            <text:p>-1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number-columns-repeated="2"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Bauer, Theresa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uengen, Eva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<text:s/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6">
            <text:p>6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Lichtwer, Katharina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1">
            <text:p>-1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5">
            <text:p>5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6">
            <text:p>6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875">
            <text:p>0,8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875">
            <text:p>-0,8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l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8">
            <text:p>8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l</text:p>
          </table:table-cell>
          <table:table-cell office:value-type="float" office:value="0.625">
            <text:p>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r</text:p>
          </table:table-cell>
          <table:table-cell office:value-type="float" office:value="-0.375">
            <text:p>-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9">
            <text:p>9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r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<text:s/>r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333">
            <text:p>0,333</text:p>
          </table:table-cell>
          <table:table-cell office:value-type="float" office:value="0.667">
            <text:p>0,667</text:p>
          </table:table-cell>
          <table:table-cell office:value-type="string">
            <text:p><text:s/>l</text:p>
          </table:table-cell>
          <table:table-cell office:value-type="float" office:value="0">
            <text:p>0,0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string">
            <text:p><text:s/>r</text:p>
          </table:table-cell>
          <table:table-cell office:value-type="float" office:value="-0.75">
            <text:p>-0,7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85">
            <text:p>0,85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25">
            <text:p>-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63">
            <text:p>0,63</text:p>
          </table:table-cell>
          <table:table-cell office:value-type="float" office:value="0.74">
            <text:p>0,74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3">
            <text:p>0,13</text:p>
          </table:table-cell>
          <table:table-cell office:value-type="float" office:value="0.2">
            <text:p>0,2</text:p>
          </table:table-cell>
          <table:table-cell office:value-type="string">
            <text:p><text:s/>l</text:p>
          </table:table-cell>
          <table:table-cell office:value-type="float" office:value="0.375">
            <text:p>0,38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63">
            <text:p>0,63</text:p>
          </table:table-cell>
          <table:table-cell office:value-type="float" office:value="0.87">
            <text:p>0,87</text:p>
          </table:table-cell>
          <table:table-cell office:value-type="string">
            <text:p><text:s/>r</text:p>
          </table:table-cell>
          <table:table-cell office:value-type="float" office:value="0.125">
            <text:p>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6">
            <text:p>0,26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0.167">
            <text:p>0,167</text:p>
          </table:table-cell>
          <table:table-cell office:value-type="float" office:value="0.833">
            <text:p>0,833</text:p>
          </table:table-cell>
          <table:table-cell office:value-type="string">
            <text:p><text:s/>r</text:p>
          </table:table-cell>
          <table:table-cell office:value-type="float" office:value="-0.625">
            <text:p>-0,6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7">
            <text:p>0,37</text:p>
          </table:table-cell>
          <table:table-cell office:value-type="string">
            <text:p><text:s/>l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.13">
            <text:p>0,13</text:p>
          </table:table-cell>
          <table:table-cell office:value-type="float" office:value="0.37">
            <text:p>0,37</text:p>
          </table:table-cell>
          <table:table-cell office:value-type="string">
            <text:p><text:s/>r</text:p>
          </table:table-cell>
          <table:table-cell office:value-type="float" office:value="-0.5">
            <text:p>-0,50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.38">
            <text:p>0,38</text:p>
          </table:table-cell>
          <table:table-cell office:value-type="float" office:value="0.87">
            <text:p>0,87</text:p>
          </table:table-cell>
          <table:table-cell office:value-type="string">
            <text:p><text:s/>l</text:p>
          </table:table-cell>
          <table:table-cell office:value-type="float" office:value="-0.125">
            <text:p>-0,13</text:p>
          </table:table-cell>
        </table:table-row>
        <table:table-row table:style-name="ro1">
          <table:table-cell table:style-name="ce1" office:value-type="string">
            <text:p>19.2.2014</text:p>
          </table:table-cell>
          <table:table-cell office:value-type="string">
            <text:p>Ost, Stefan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<text:s/>r</text:p>
          </table:table-cell>
          <table:table-cell office:value-type="float" office:value="-0.125">
            <text:p>-0,13</text:p>
          </table:table-cell>
        </table:table-row>
        <table:table-row table:style-name="ro1" table:number-rows-repeated="1047594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19.02.2014</text:date>, <text:time>22:28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a Gerard</meta:initial-creator>
    <meta:creation-date>2014-02-19T01:21:18</meta:creation-date>
    <dc:date>2014-02-19T22:28:12</dc:date>
    <dc:creator>Lea Gerard</dc:creator>
    <meta:editing-duration>PT00H46M39S</meta:editing-duration>
    <meta:editing-cycles>7</meta:editing-cycles>
    <meta:generator>OpenOffice.org/3.2$Linux OpenOffice.org_project/320m12$Build-9483</meta:generator>
    <meta:document-statistic meta:table-count="1" meta:cell-count="9810" meta:object-count="0"/>
  </office:meta>
</office:document-meta>
</file>